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1_2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1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_7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_10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2" style:family="paragraph" style:parent-style-name="Standard">
      <style:paragraph-properties fo:break-before="auto" fo:line-height="115%" style:writing-mode="lr-tb"/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3_2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3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_7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_11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_1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_1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_14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4_2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4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_7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_11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_12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5_2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5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_7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_11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_12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6" style:family="paragraph" style:parent-style-name="Standard">
      <style:paragraph-properties fo:break-before="auto" fo:line-height="115%" style:writing-mode="lr-tb"/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7" style:family="paragraph" style:parent-style-name="Standard">
      <style:paragraph-properties fo:break-before="auto" fo:line-height="115%" style:writing-mode="lr-tb"/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2b2b2b" fo:font-style="italic" style:font-style-asian="italic" style:font-style-complex="italic" fo:color="#629755" style:font-name="Courier New" fo:font-size="9pt" style:font-name-asian="Courier New" style:font-size-asian="9pt" style:font-name-complex="Courier New" style:font-size-complex="9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2b2b2b" fo:font-style="italic" style:font-style-asian="italic" style:font-style-complex="italic" fo:color="#629755" style:font-name="Courier New" fo:font-size="9pt" style:font-name-asian="Courier New" style:font-size-asian="9pt" style:font-name-complex="Courier New" style:font-size-complex="9pt"/>
    </style:style>
    <style:style style:name="T9_2" style:family="text">
      <style:text-properties fo:background-color="#2b2b2b" fo:font-style="italic" style:font-style-asian="italic" style:font-style-complex="italic" fo:color="#629755" style:font-name="Courier New" fo:font-size="9pt" style:font-name-asian="Courier New" style:font-size-asian="9pt" style:font-name-complex="Courier New" style:font-size-complex="9pt"/>
    </style:style>
    <style:style style:name="T9_3" style:family="text">
      <style:text-properties fo:background-color="#2b2b2b" fo:font-style="italic" style:font-style-asian="italic" style:font-style-complex="italic" fo:color="#629755" style:font-name="Courier New" fo:font-size="9pt" style:font-name-asian="Courier New" style:font-size-asian="9pt" style:font-name-complex="Courier New" style:font-size-complex="9pt"/>
    </style:style>
    <style:style style:name="T9_4" style:family="text">
      <style:text-properties fo:background-color="#2b2b2b" fo:font-style="italic" style:font-style-asian="italic" style:font-style-complex="italic" fo:color="#629755" style:font-name="Courier New" fo:font-size="9pt" style:font-name-asian="Courier New" style:font-size-asian="9pt" style:font-name-complex="Courier New" style:font-size-complex="9pt"/>
    </style:style>
    <style:style style:name="T9_5" style:family="text">
      <style:text-properties fo:background-color="#2b2b2b" fo:font-style="italic" style:font-style-asian="italic" style:font-style-complex="italic" fo:color="#629755" style:font-name="Courier New" fo:font-size="9pt" style:font-name-asian="Courier New" style:font-size-asian="9pt" style:font-name-complex="Courier New" style:font-size-complex="9pt"/>
    </style:style>
    <style:style style:name="T9_6" style:family="text">
      <style:text-properties fo:background-color="#2b2b2b" fo:font-style="italic" style:font-style-asian="italic" style:font-style-complex="italic" fo:color="#629755" style:font-name="Courier New" fo:font-size="9pt" style:font-name-asian="Courier New" style:font-size-asian="9pt" style:font-name-complex="Courier New" style:font-size-complex="9pt"/>
    </style:style>
    <style:style style:name="T9_7" style:family="text">
      <style:text-properties fo:background-color="#2b2b2b" fo:font-style="italic" style:font-style-asian="italic" style:font-style-complex="italic" fo:color="#629755" style:font-name="Courier New" fo:font-size="9pt" style:font-name-asian="Courier New" style:font-size-asian="9pt" style:font-name-complex="Courier New" style:font-size-complex="9pt"/>
    </style:style>
    <style:style style:name="T9_8" style:family="text">
      <style:text-properties fo:background-color="#2b2b2b" fo:font-style="italic" style:font-style-asian="italic" style:font-style-complex="italic" fo:color="#629755" style:font-name="Courier New" fo:font-size="9pt" style:font-name-asian="Courier New" style:font-size-asian="9pt" style:font-name-complex="Courier New" style:font-size-complex="9pt"/>
    </style:style>
    <style:style style:name="T9_9" style:family="text">
      <style:text-properties fo:background-color="#2b2b2b" fo:font-style="italic" style:font-style-asian="italic" style:font-style-complex="italic" fo:color="#629755" style:font-name="Courier New" fo:font-size="9pt" style:font-name-asian="Courier New" style:font-size-asian="9pt" style:font-name-complex="Courier New" style:font-size-complex="9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2b2b2b" fo:font-style="italic" style:font-style-asian="italic" style:font-style-complex="italic" fo:color="#629755" style:font-name="Courier New" fo:font-size="9pt" style:font-name-asian="Courier New" style:font-size-asian="9pt" style:font-name-complex="Courier New" style:font-size-complex="9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11_2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11_3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11_4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11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1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1_7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11_8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11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1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P12" style:family="paragraph" style:parent-style-name="Standard">
      <style:paragraph-properties fo:break-before="auto" fo:line-height="115%" style:writing-mode="lr-tb"/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3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3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3_4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13_5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13_6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13_7" style:family="text">
      <style:text-properties fo:background-color="#2b2b2b" fo:color="#808080" style:font-name="Courier New" fo:font-size="9pt" style:font-name-asian="Courier New" style:font-size-asian="9pt" style:font-name-complex="Courier New" style:font-size-complex="9pt"/>
    </style:style>
    <style:style style:name="T13_8" style:family="text">
      <style:text-properties fo:background-color="#2b2b2b" fo:color="#808080" style:font-name="Courier New" fo:font-size="9pt" style:font-name-asian="Courier New" style:font-size-asian="9pt" style:font-name-complex="Courier New" style:font-size-complex="9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2b2b2b" fo:color="#808080" style:font-name="Courier New" fo:font-size="9pt" style:font-name-asian="Courier New" style:font-size-asian="9pt" style:font-name-complex="Courier New" style:font-size-complex="9pt"/>
    </style:style>
    <style:style style:name="T14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4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4_4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14_5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14_6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14_7" style:family="text">
      <style:text-properties fo:background-color="#2b2b2b" fo:color="#808080" style:font-name="Courier New" fo:font-size="9pt" style:font-name-asian="Courier New" style:font-size-asian="9pt" style:font-name-complex="Courier New" style:font-size-complex="9pt"/>
    </style:style>
    <style:style style:name="T14_8" style:family="text">
      <style:text-properties fo:background-color="#2b2b2b" fo:color="#808080" style:font-name="Courier New" fo:font-size="9pt" style:font-name-asian="Courier New" style:font-size-asian="9pt" style:font-name-complex="Courier New" style:font-size-complex="9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2b2b2b" fo:color="#808080" style:font-name="Courier New" fo:font-size="9pt" style:font-name-asian="Courier New" style:font-size-asian="9pt" style:font-name-complex="Courier New" style:font-size-complex="9pt"/>
    </style:style>
    <style:style style:name="T15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5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5_4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15_5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15_6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16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6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6_4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16_5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16_6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17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7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7_4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17_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18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8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8_4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18_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19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9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19_4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19_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0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0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0_4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0_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1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1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1_4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1_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22" style:family="paragraph" style:parent-style-name="Standard">
      <style:paragraph-properties fo:break-before="auto" fo:line-height="115%" style:writing-mode="lr-tb"/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3_2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3_3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3_4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3_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3_6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3_7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3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3_9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23_10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24" style:family="paragraph" style:parent-style-name="Standard">
      <style:paragraph-properties fo:break-before="auto" fo:line-height="115%" style:writing-mode="lr-tb"/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5_2" style:family="text">
      <style:text-properties fo:background-color="#2b2b2b" fo:color="#bbb529" style:font-name="Courier New" fo:font-size="9pt" style:font-name-asian="Courier New" style:font-size-asian="9pt" style:font-name-complex="Courier New" style:font-size-complex="9pt"/>
    </style:style>
    <style:style style:name="T25_3" style:family="text">
      <style:text-properties fo:background-color="#2b2b2b" fo:color="#bbb529" style:font-name="Courier New" fo:font-size="9pt" style:font-name-asian="Courier New" style:font-size-asian="9pt" style:font-name-complex="Courier New" style:font-size-complex="9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2b2b2b" fo:color="#bbb529" style:font-name="Courier New" fo:font-size="9pt" style:font-name-asian="Courier New" style:font-size-asian="9pt" style:font-name-complex="Courier New" style:font-size-complex="9pt"/>
    </style:style>
    <style:style style:name="T26_2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6_3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6_4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6_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6_6" style:family="text">
      <style:text-properties fo:background-color="#2b2b2b" fo:color="#ffc66d" style:font-name="Courier New" fo:font-size="9pt" style:font-name-asian="Courier New" style:font-size-asian="9pt" style:font-name-complex="Courier New" style:font-size-complex="9pt"/>
    </style:style>
    <style:style style:name="T26_7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6_8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6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6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6_11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7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7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7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7_5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7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7_7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7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7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7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7_11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27_12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27_13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27_1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7_1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8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8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8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8_5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8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8_7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8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8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8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8_11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28_12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28_13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28_1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8_1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29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9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9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9_5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9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9_7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29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9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9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9_11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29_12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29_13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29_1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29_1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30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0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0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0_5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0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0_7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0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0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0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0_11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0_12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0_13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0_1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0_1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31" style:family="paragraph" style:parent-style-name="Standard">
      <style:paragraph-properties fo:break-before="auto" fo:line-height="115%" style:writing-mode="lr-tb"/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32" style:family="paragraph" style:parent-style-name="Standard">
      <style:paragraph-properties fo:break-before="auto" fo:line-height="115%" style:writing-mode="lr-tb"/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33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3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3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3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3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3_7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3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3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3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3_11" style:family="text">
      <style:text-properties fo:background-color="#2b2b2b" fo:font-style="italic" style:font-style-asian="italic" style:font-style-complex="italic" fo:color="#9876aa" style:font-name="Courier New" fo:font-size="9pt" style:font-name-asian="Courier New" style:font-size-asian="9pt" style:font-name-complex="Courier New" style:font-size-complex="9pt"/>
    </style:style>
    <style:style style:name="T33_1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3_13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34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4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4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4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4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4_7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4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4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4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4_11" style:family="text">
      <style:text-properties fo:background-color="#2b2b2b" fo:font-style="italic" style:font-style-asian="italic" style:font-style-complex="italic" fo:color="#9876aa" style:font-name="Courier New" fo:font-size="9pt" style:font-name-asian="Courier New" style:font-size-asian="9pt" style:font-name-complex="Courier New" style:font-size-complex="9pt"/>
    </style:style>
    <style:style style:name="T34_1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4_13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35" style:family="paragraph" style:parent-style-name="Standard">
      <style:paragraph-properties fo:break-before="auto" fo:line-height="115%" style:writing-mode="lr-tb"/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36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6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6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6_5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6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6_7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6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6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6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6_11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6_12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6_13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6_1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6_1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37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7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7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7_5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7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7_7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7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7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7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7_11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7_12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7_13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7_1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7_1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38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8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8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8_5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8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8_7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8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8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8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8_11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8_12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8_13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8_1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8_1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39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9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9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9_5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9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9_7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39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9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9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9_11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9_12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9_13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39_1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39_1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40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40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40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0_5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40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0_7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40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0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0_10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0_11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40_12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40_13" style:family="text">
      <style:text-properties fo:background-color="#2b2b2b" fo:color="#6a8759" style:font-name="Courier New" fo:font-size="9pt" style:font-name-asian="Courier New" style:font-size-asian="9pt" style:font-name-complex="Courier New" style:font-size-complex="9pt"/>
    </style:style>
    <style:style style:name="T40_1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0_15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41" style:family="paragraph" style:parent-style-name="Standard">
      <style:paragraph-properties fo:break-before="auto" fo:line-height="115%" style:writing-mode="lr-tb"/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42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42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2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2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2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2_7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2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2_9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2_10" style:family="text">
      <style:text-properties fo:background-color="#2b2b2b" fo:font-style="italic" style:font-style-asian="italic" style:font-style-complex="italic" fo:color="#9876aa" style:font-name="Courier New" fo:font-size="9pt" style:font-name-asian="Courier New" style:font-size-asian="9pt" style:font-name-complex="Courier New" style:font-size-complex="9pt"/>
    </style:style>
    <style:style style:name="T42_11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2_12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43" style:family="paragraph" style:parent-style-name="Standard">
      <style:paragraph-properties fo:break-before="auto" fo:line-height="115%" style:writing-mode="lr-tb"/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44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4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4_4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45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45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45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5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5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5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45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5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46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46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46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6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6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6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46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6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47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47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47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7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7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7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47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7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48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48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48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8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8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8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48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8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49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9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9_4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49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49_6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50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0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0_4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51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51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51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1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1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1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51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1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52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52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52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2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2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2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52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2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53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53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53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3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3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3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53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3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54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54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54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4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4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4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54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4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55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5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5_4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55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5_6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56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6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6_4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57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57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7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7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7_6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57_7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7_8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58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58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8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8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8_6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58_7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8_8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59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59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9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9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9_6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59_7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59_8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60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0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0_4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60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0_6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61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1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1_4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62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62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2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2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2_6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62_7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2_8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63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63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3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3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3_6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63_7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3_8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64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64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4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4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4_6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64_7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4_8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65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5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5_4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66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66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66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6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6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6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66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6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67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67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67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7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7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7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67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7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68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68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68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8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8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8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68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8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69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69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69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9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9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9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69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69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70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0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0_4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70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0_6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71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1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1_4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72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72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72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2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2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2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72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2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73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73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73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3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3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3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73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3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74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74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74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4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4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4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74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4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75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75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75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5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5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5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75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5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76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6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6_4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76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6_6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77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7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7_4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78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78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78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8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8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8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78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8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79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79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79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9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9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9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79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79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80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80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80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0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0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0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80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0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81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81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81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1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1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1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81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1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82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2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2_4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82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2_6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83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3_3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3_4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84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84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84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4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4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4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84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4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85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85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85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5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5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5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85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5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86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86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86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6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6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6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86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6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87_2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87_3" style:family="text">
      <style:text-properties fo:background-color="#2b2b2b" fo:color="#9876aa" style:font-name="Courier New" fo:font-size="9pt" style:font-name-asian="Courier New" style:font-size-asian="9pt" style:font-name-complex="Courier New" style:font-size-complex="9pt"/>
    </style:style>
    <style:style style:name="T87_4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7_5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7_6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7_7" style:family="text">
      <style:text-properties fo:background-color="#2b2b2b" fo:color="#6897bb" style:font-name="Courier New" fo:font-size="9pt" style:font-name-asian="Courier New" style:font-size-asian="9pt" style:font-name-complex="Courier New" style:font-size-complex="9pt"/>
    </style:style>
    <style:style style:name="T87_8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T87_9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background-color="#2b2b2b" fo:color="#cc7832" style:font-name="Courier New" fo:font-size="9pt" style:font-name-asian="Courier New" style:font-size-asian="9pt" style:font-name-complex="Courier New" style:font-size-complex="9pt"/>
    </style:style>
    <style:style style:name="T88_2" style:family="text">
      <style:text-properties fo:background-color="#2b2b2b" fo:color="#a9b7c6" style:font-name="Courier New" fo:font-size="9pt" style:font-name-asian="Courier New" style:font-size-asian="9pt" style:font-name-complex="Courier New" style:font-size-complex="9pt"/>
    </style:style>
    <style:style style:name="P8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ackage</text:span><text:span text:style-name="T1_2"><text:s/></text:span><text:span text:style-name="T1_3">com</text:span><text:span text:style-name="T1_4">.</text:span><text:span text:style-name="T1_5">qualcomm</text:span><text:span text:style-name="T1_6">.</text:span><text:span text:style-name="T1_7">ftcrobotcontroller</text:span><text:span text:style-name="T1_8">.</text:span><text:span text:style-name="T1_9">opmodes</text:span><text:span text:style-name="T1_10">;</text:span></text:p>
      <text:p text:style-name="P2"/>
      <text:p text:style-name="P3"><text:span text:style-name="T3_1">import</text:span><text:span text:style-name="T3_2"><text:s/></text:span><text:span text:style-name="T3_3">com</text:span><text:span text:style-name="T3_4">.</text:span><text:span text:style-name="T3_5">qualcomm</text:span><text:span text:style-name="T3_6">.</text:span><text:span text:style-name="T3_7">robotcore</text:span><text:span text:style-name="T3_8">.</text:span><text:span text:style-name="T3_9">eventloop</text:span><text:span text:style-name="T3_10">.</text:span><text:span text:style-name="T3_11">opmode</text:span><text:span text:style-name="T3_12">.</text:span><text:span text:style-name="T3_13">LinearOpMode</text:span><text:span text:style-name="T3_14">;</text:span></text:p>
      <text:p text:style-name="P4"><text:span text:style-name="T4_1">import</text:span><text:span text:style-name="T4_2"><text:s/></text:span><text:span text:style-name="T4_3">com</text:span><text:span text:style-name="T4_4">.</text:span><text:span text:style-name="T4_5">qualcomm</text:span><text:span text:style-name="T4_6">.</text:span><text:span text:style-name="T4_7">robotcore</text:span><text:span text:style-name="T4_8">.</text:span><text:span text:style-name="T4_9">hardware</text:span><text:span text:style-name="T4_10">.</text:span><text:span text:style-name="T4_11">DcMotor</text:span><text:span text:style-name="T4_12">;</text:span></text:p>
      <text:p text:style-name="P5"><text:span text:style-name="T5_1">import</text:span><text:span text:style-name="T5_2"><text:s/></text:span><text:span text:style-name="T5_3">com</text:span><text:span text:style-name="T5_4">.</text:span><text:span text:style-name="T5_5">qualcomm</text:span><text:span text:style-name="T5_6">.</text:span><text:span text:style-name="T5_7">robotcore</text:span><text:span text:style-name="T5_8">.</text:span><text:span text:style-name="T5_9">hardware</text:span><text:span text:style-name="T5_10">.</text:span><text:span text:style-name="T5_11">Servo</text:span><text:span text:style-name="T5_12">;</text:span></text:p>
      <text:p text:style-name="P6"/>
      <text:p text:style-name="P7"/>
      <text:p text:style-name="P8"><text:span text:style-name="T8_1">/**</text:span></text:p>
      <text:p text:style-name="P9"><text:span text:style-name="T9_1">*<text:s/></text:span><text:span text:style-name="T9_2">Created</text:span><text:span text:style-name="T9_3"><text:s/></text:span><text:span text:style-name="T9_4">by</text:span><text:span text:style-name="T9_5"><text:s/></text:span><text:span text:style-name="T9_6">Arman</text:span><text:span text:style-name="T9_7"><text:s/></text:span><text:span text:style-name="T9_8">on</text:span><text:span text:style-name="T9_9"><text:s/>11/20/2015.</text:span></text:p>
      <text:p text:style-name="P10"><text:span text:style-name="T10_1">*/</text:span></text:p>
      <text:p text:style-name="P11"><text:span text:style-name="T11_1">public</text:span><text:span text:style-name="T11_2"><text:s/></text:span><text:span text:style-name="T11_3">class</text:span><text:span text:style-name="T11_4"><text:s/></text:span><text:span text:style-name="T11_5">GirlsAuto</text:span><text:span text:style-name="T11_6"><text:s/></text:span><text:span text:style-name="T11_7">extends</text:span><text:span text:style-name="T11_8"><text:s/></text:span><text:span text:style-name="T11_9">LinearOpMode</text:span><text:span text:style-name="T11_10"><text:s/>{</text:span></text:p>
      <text:p text:style-name="P12"/>
      <text:p text:style-name="P13"><text:span text:style-name="T13_1"><text:s text:c="3"/></text:span><text:span text:style-name="T13_2">DcMotor</text:span><text:span text:style-name="T13_3"><text:s/></text:span><text:span text:style-name="T13_4">left</text:span><text:span text:style-name="T13_5">1</text:span><text:span text:style-name="T13_6">;</text:span><text:span text:style-name="T13_7">//</text:span><text:span text:style-name="T13_8">front</text:span></text:p>
      <text:p text:style-name="P14"><text:span text:style-name="T14_1"><text:s text:c="3"/></text:span><text:span text:style-name="T14_2">DcMotor</text:span><text:span text:style-name="T14_3"><text:s/></text:span><text:span text:style-name="T14_4">left</text:span><text:span text:style-name="T14_5">2</text:span><text:span text:style-name="T14_6">;</text:span><text:span text:style-name="T14_7">//</text:span><text:span text:style-name="T14_8">back</text:span></text:p>
      <text:p text:style-name="P15"><text:span text:style-name="T15_1"><text:s text:c="3"/></text:span><text:span text:style-name="T15_2">DcMotor</text:span><text:span text:style-name="T15_3"><text:s/></text:span><text:span text:style-name="T15_4">right</text:span><text:span text:style-name="T15_5">1</text:span><text:span text:style-name="T15_6">;</text:span></text:p>
      <text:p text:style-name="P16"><text:span text:style-name="T16_1"><text:s text:c="3"/></text:span><text:span text:style-name="T16_2">DcMotor</text:span><text:span text:style-name="T16_3"><text:s/></text:span><text:span text:style-name="T16_4">right</text:span><text:span text:style-name="T16_5">2</text:span><text:span text:style-name="T16_6">;</text:span></text:p>
      <text:p text:style-name="P17"><text:span text:style-name="T17_1"><text:s text:c="3"/></text:span><text:span text:style-name="T17_2">DcMotor</text:span><text:span text:style-name="T17_3"><text:s/></text:span><text:span text:style-name="T17_4">leftlift</text:span><text:span text:style-name="T17_5">;</text:span></text:p>
      <text:p text:style-name="P18"><text:span text:style-name="T18_1"><text:s text:c="3"/></text:span><text:span text:style-name="T18_2">DcMotor</text:span><text:span text:style-name="T18_3"><text:s/></text:span><text:span text:style-name="T18_4">rightlift</text:span><text:span text:style-name="T18_5">;</text:span></text:p>
      <text:p text:style-name="P19"><text:span text:style-name="T19_1"><text:s text:c="3"/></text:span><text:span text:style-name="T19_2">DcMotor</text:span><text:span text:style-name="T19_3"><text:s/></text:span><text:span text:style-name="T19_4">midliftfront</text:span><text:span text:style-name="T19_5">;</text:span></text:p>
      <text:p text:style-name="P20"><text:span text:style-name="T20_1"><text:s text:c="3"/></text:span><text:span text:style-name="T20_2">DcMotor</text:span><text:span text:style-name="T20_3"><text:s/></text:span><text:span text:style-name="T20_4">midliftback</text:span><text:span text:style-name="T20_5">;</text:span></text:p>
      <text:p text:style-name="P21"><text:span text:style-name="T21_1"><text:s text:c="3"/></text:span><text:span text:style-name="T21_2">Servo</text:span><text:span text:style-name="T21_3"><text:s/></text:span><text:span text:style-name="T21_4">craw</text:span><text:span text:style-name="T21_5">;</text:span></text:p>
      <text:p text:style-name="P22"/>
      <text:p text:style-name="P23"><text:span text:style-name="T23_1"><text:s text:c="3"/></text:span><text:span text:style-name="T23_2">final</text:span><text:span text:style-name="T23_3"><text:s/></text:span><text:span text:style-name="T23_4">double</text:span><text:span text:style-name="T23_5"><text:s/></text:span><text:span text:style-name="T23_6">claw</text:span><text:span text:style-name="T23_7"><text:s/></text:span><text:span text:style-name="T23_8">=<text:s/></text:span><text:span text:style-name="T23_9">1.0</text:span><text:span text:style-name="T23_10">;</text:span></text:p>
      <text:p text:style-name="P24"/>
      <text:p text:style-name="P25"><text:span text:style-name="T25_1"><text:s text:c="3"/></text:span><text:span text:style-name="T25_2">@</text:span><text:span text:style-name="T25_3">Override</text:span></text:p>
      <text:p text:style-name="P26"><text:span text:style-name="T26_1"><text:s text:c="3"/></text:span><text:span text:style-name="T26_2">public</text:span><text:span text:style-name="T26_3"><text:s/></text:span><text:span text:style-name="T26_4">void</text:span><text:span text:style-name="T26_5"><text:s/></text:span><text:span text:style-name="T26_6">runOpMode</text:span><text:span text:style-name="T26_7">()<text:s/></text:span><text:span text:style-name="T26_8">throws</text:span><text:span text:style-name="T26_9"><text:s/></text:span><text:span text:style-name="T26_10">InterruptedException</text:span><text:span text:style-name="T26_11"><text:s/>{</text:span></text:p>
      <text:p text:style-name="P27"><text:span text:style-name="T27_1"><text:s text:c="7"/></text:span><text:span text:style-name="T27_2">left</text:span><text:span text:style-name="T27_3">1<text:s/></text:span><text:span text:style-name="T27_4">=<text:s/></text:span><text:span text:style-name="T27_5">hardwareMap</text:span><text:span text:style-name="T27_6">.</text:span><text:span text:style-name="T27_7">dcMotor</text:span><text:span text:style-name="T27_8">.</text:span><text:span text:style-name="T27_9">get</text:span><text:span text:style-name="T27_10">(</text:span><text:span text:style-name="T27_11">"</text:span><text:span text:style-name="T27_12">left</text:span><text:span text:style-name="T27_13">1"</text:span><text:span text:style-name="T27_14">)</text:span><text:span text:style-name="T27_15">;</text:span></text:p>
      <text:p text:style-name="P28"><text:span text:style-name="T28_1"><text:s text:c="7"/></text:span><text:span text:style-name="T28_2">left</text:span><text:span text:style-name="T28_3">2<text:s/></text:span><text:span text:style-name="T28_4">=<text:s/></text:span><text:span text:style-name="T28_5">hardwareMap</text:span><text:span text:style-name="T28_6">.</text:span><text:span text:style-name="T28_7">dcMotor</text:span><text:span text:style-name="T28_8">.</text:span><text:span text:style-name="T28_9">get</text:span><text:span text:style-name="T28_10">(</text:span><text:span text:style-name="T28_11">"</text:span><text:span text:style-name="T28_12">left</text:span><text:span text:style-name="T28_13">2"</text:span><text:span text:style-name="T28_14">)</text:span><text:span text:style-name="T28_15">;</text:span></text:p>
      <text:p text:style-name="P29"><text:span text:style-name="T29_1"><text:s text:c="7"/></text:span><text:span text:style-name="T29_2">right</text:span><text:span text:style-name="T29_3">1<text:s/></text:span><text:span text:style-name="T29_4">=<text:s/></text:span><text:span text:style-name="T29_5">hardwareMap</text:span><text:span text:style-name="T29_6">.</text:span><text:span text:style-name="T29_7">dcMotor</text:span><text:span text:style-name="T29_8">.</text:span><text:span text:style-name="T29_9">get</text:span><text:span text:style-name="T29_10">(</text:span><text:span text:style-name="T29_11">"</text:span><text:span text:style-name="T29_12">right</text:span><text:span text:style-name="T29_13">1"</text:span><text:span text:style-name="T29_14">)</text:span><text:span text:style-name="T29_15">;</text:span></text:p>
      <text:p text:style-name="P30"><text:span text:style-name="T30_1"><text:s text:c="7"/></text:span><text:span text:style-name="T30_2">right</text:span><text:span text:style-name="T30_3">2<text:s/></text:span><text:span text:style-name="T30_4">=<text:s/></text:span><text:span text:style-name="T30_5">hardwareMap</text:span><text:span text:style-name="T30_6">.</text:span><text:span text:style-name="T30_7">dcMotor</text:span><text:span text:style-name="T30_8">.</text:span><text:span text:style-name="T30_9">get</text:span><text:span text:style-name="T30_10">(</text:span><text:span text:style-name="T30_11">"</text:span><text:span text:style-name="T30_12">right</text:span><text:span text:style-name="T30_13">2"</text:span><text:span text:style-name="T30_14">)</text:span><text:span text:style-name="T30_15">;</text:span></text:p>
      <text:p text:style-name="P31"/>
      <text:p text:style-name="P32"/>
      <text:p text:style-name="P33"><text:span text:style-name="T33_1"><text:s text:c="7"/></text:span><text:span text:style-name="T33_2">left</text:span><text:span text:style-name="T33_3">1</text:span><text:span text:style-name="T33_4">.</text:span><text:span text:style-name="T33_5">setDirection</text:span><text:span text:style-name="T33_6">(</text:span><text:span text:style-name="T33_7">DcMotor</text:span><text:span text:style-name="T33_8">.</text:span><text:span text:style-name="T33_9">Direction</text:span><text:span text:style-name="T33_10">.</text:span><text:span text:style-name="T33_11">REVERSE</text:span><text:span text:style-name="T33_12">)</text:span><text:span text:style-name="T33_13">;</text:span></text:p>
      <text:p text:style-name="P34"><text:span text:style-name="T34_1"><text:s text:c="7"/></text:span><text:span text:style-name="T34_2">left</text:span><text:span text:style-name="T34_3">2</text:span><text:span text:style-name="T34_4">.</text:span><text:span text:style-name="T34_5">setDirection</text:span><text:span text:style-name="T34_6">(</text:span><text:span text:style-name="T34_7">DcMotor</text:span><text:span text:style-name="T34_8">.</text:span><text:span text:style-name="T34_9">Direction</text:span><text:span text:style-name="T34_10">.</text:span><text:span text:style-name="T34_11">REVERSE</text:span><text:span text:style-name="T34_12">)</text:span><text:span text:style-name="T34_13">;</text:span></text:p>
      <text:p text:style-name="P35"/>
      <text:p text:style-name="P36"><text:span text:style-name="T36_1"><text:s text:c="7"/></text:span><text:span text:style-name="T36_2">leftlift</text:span><text:span text:style-name="T36_3"><text:s/></text:span><text:span text:style-name="T36_4">=<text:s/></text:span><text:span text:style-name="T36_5">hardwareMap</text:span><text:span text:style-name="T36_6">.</text:span><text:span text:style-name="T36_7">dcMotor</text:span><text:span text:style-name="T36_8">.</text:span><text:span text:style-name="T36_9">get</text:span><text:span text:style-name="T36_10">(</text:span><text:span text:style-name="T36_11">"</text:span><text:span text:style-name="T36_12">leftlift</text:span><text:span text:style-name="T36_13">"</text:span><text:span text:style-name="T36_14">)</text:span><text:span text:style-name="T36_15">;</text:span></text:p>
      <text:p text:style-name="P37"><text:span text:style-name="T37_1"><text:s text:c="7"/></text:span><text:span text:style-name="T37_2">rightlift</text:span><text:span text:style-name="T37_3"><text:s/></text:span><text:span text:style-name="T37_4">=<text:s/></text:span><text:span text:style-name="T37_5">hardwareMap</text:span><text:span text:style-name="T37_6">.</text:span><text:span text:style-name="T37_7">dcMotor</text:span><text:span text:style-name="T37_8">.</text:span><text:span text:style-name="T37_9">get</text:span><text:span text:style-name="T37_10">(</text:span><text:span text:style-name="T37_11">"</text:span><text:span text:style-name="T37_12">rightlift</text:span><text:span text:style-name="T37_13">"</text:span><text:span text:style-name="T37_14">)</text:span><text:span text:style-name="T37_15">;</text:span></text:p>
      <text:p text:style-name="P38"><text:span text:style-name="T38_1"><text:s text:c="7"/></text:span><text:span text:style-name="T38_2">midliftback</text:span><text:span text:style-name="T38_3"><text:s/></text:span><text:span text:style-name="T38_4">=<text:s/></text:span><text:span text:style-name="T38_5">hardwareMap</text:span><text:span text:style-name="T38_6">.</text:span><text:span text:style-name="T38_7">dcMotor</text:span><text:span text:style-name="T38_8">.</text:span><text:span text:style-name="T38_9">get</text:span><text:span text:style-name="T38_10">(</text:span><text:span text:style-name="T38_11">"</text:span><text:span text:style-name="T38_12">midliftback</text:span><text:span text:style-name="T38_13">"</text:span><text:span text:style-name="T38_14">)</text:span><text:span text:style-name="T38_15">;</text:span></text:p>
      <text:p text:style-name="P39"><text:span text:style-name="T39_1"><text:s text:c="7"/></text:span><text:span text:style-name="T39_2">midliftfront</text:span><text:span text:style-name="T39_3"><text:s/></text:span><text:span text:style-name="T39_4">=<text:s/></text:span><text:span text:style-name="T39_5">hardwareMap</text:span><text:span text:style-name="T39_6">.</text:span><text:span text:style-name="T39_7">dcMotor</text:span><text:span text:style-name="T39_8">.</text:span><text:span text:style-name="T39_9">get</text:span><text:span text:style-name="T39_10">(</text:span><text:span text:style-name="T39_11">"</text:span><text:span text:style-name="T39_12">midliftfront</text:span><text:span text:style-name="T39_13">"</text:span><text:span text:style-name="T39_14">)</text:span><text:span text:style-name="T39_15">;</text:span></text:p>
      <text:p text:style-name="P40"><text:span text:style-name="T40_1"><text:s text:c="7"/></text:span><text:span text:style-name="T40_2">craw</text:span><text:span text:style-name="T40_3"><text:s/></text:span><text:span text:style-name="T40_4">=<text:s/></text:span><text:span text:style-name="T40_5">hardwareMap</text:span><text:span text:style-name="T40_6">.</text:span><text:span text:style-name="T40_7">servo</text:span><text:span text:style-name="T40_8">.</text:span><text:span text:style-name="T40_9">get</text:span><text:span text:style-name="T40_10">(</text:span><text:span text:style-name="T40_11">"</text:span><text:span text:style-name="T40_12">claw</text:span><text:span text:style-name="T40_13">"</text:span><text:span text:style-name="T40_14">)</text:span><text:span text:style-name="T40_15">;</text:span></text:p>
      <text:p text:style-name="P41"/>
      <text:p text:style-name="P42"><text:span text:style-name="T42_1"><text:s text:c="7"/></text:span><text:span text:style-name="T42_2">leftlift</text:span><text:span text:style-name="T42_3">.</text:span><text:span text:style-name="T42_4">setDirection</text:span><text:span text:style-name="T42_5">(</text:span><text:span text:style-name="T42_6">DcMotor</text:span><text:span text:style-name="T42_7">.</text:span><text:span text:style-name="T42_8">Direction</text:span><text:span text:style-name="T42_9">.</text:span><text:span text:style-name="T42_10">REVERSE</text:span><text:span text:style-name="T42_11">)</text:span><text:span text:style-name="T42_12">;</text:span></text:p>
      <text:p text:style-name="P43"/>
      <text:p text:style-name="P44"><text:span text:style-name="T44_1"><text:s text:c="7"/></text:span><text:span text:style-name="T44_2">waitForStart</text:span><text:span text:style-name="T44_3">()</text:span><text:span text:style-name="T44_4">;</text:span></text:p>
      <text:p text:style-name="P45"><text:span text:style-name="T45_1"><text:s text:c="7"/></text:span><text:span text:style-name="T45_2">left</text:span><text:span text:style-name="T45_3">1</text:span><text:span text:style-name="T45_4">.</text:span><text:span text:style-name="T45_5">setPower</text:span><text:span text:style-name="T45_6">(</text:span><text:span text:style-name="T45_7">1.0</text:span><text:span text:style-name="T45_8">)</text:span><text:span text:style-name="T45_9">;</text:span></text:p>
      <text:p text:style-name="P46"><text:span text:style-name="T46_1"><text:s text:c="7"/></text:span><text:span text:style-name="T46_2">left</text:span><text:span text:style-name="T46_3">2</text:span><text:span text:style-name="T46_4">.</text:span><text:span text:style-name="T46_5">setPower</text:span><text:span text:style-name="T46_6">(</text:span><text:span text:style-name="T46_7">1.0</text:span><text:span text:style-name="T46_8">)</text:span><text:span text:style-name="T46_9">;</text:span></text:p>
      <text:p text:style-name="P47"><text:span text:style-name="T47_1"><text:s text:c="7"/></text:span><text:span text:style-name="T47_2">right</text:span><text:span text:style-name="T47_3">1</text:span><text:span text:style-name="T47_4">.</text:span><text:span text:style-name="T47_5">setPower</text:span><text:span text:style-name="T47_6">(</text:span><text:span text:style-name="T47_7">1.0</text:span><text:span text:style-name="T47_8">)</text:span><text:span text:style-name="T47_9">;</text:span></text:p>
      <text:p text:style-name="P48"><text:span text:style-name="T48_1"><text:s text:c="7"/></text:span><text:span text:style-name="T48_2">right</text:span><text:span text:style-name="T48_3">2</text:span><text:span text:style-name="T48_4">.</text:span><text:span text:style-name="T48_5">setPower</text:span><text:span text:style-name="T48_6">(</text:span><text:span text:style-name="T48_7">1.0</text:span><text:span text:style-name="T48_8">)</text:span><text:span text:style-name="T48_9">;</text:span></text:p>
      <text:p text:style-name="P49"><text:span text:style-name="T49_1"><text:s text:c="7"/></text:span><text:span text:style-name="T49_2">sleep</text:span><text:span text:style-name="T49_3">(</text:span><text:span text:style-name="T49_4">6800</text:span><text:span text:style-name="T49_5">)</text:span><text:span text:style-name="T49_6">;</text:span></text:p>
      <text:p text:style-name="P50"><text:span text:style-name="T50_1"><text:s text:c="7"/></text:span><text:span text:style-name="T50_2">waitOneFullHardwareCycle</text:span><text:span text:style-name="T50_3">()</text:span><text:span text:style-name="T50_4">;</text:span></text:p>
      <text:p text:style-name="P51"><text:span text:style-name="T51_1"><text:s text:c="7"/></text:span><text:span text:style-name="T51_2">left</text:span><text:span text:style-name="T51_3">1</text:span><text:span text:style-name="T51_4">.</text:span><text:span text:style-name="T51_5">setPower</text:span><text:span text:style-name="T51_6">(</text:span><text:span text:style-name="T51_7">0.0</text:span><text:span text:style-name="T51_8">)</text:span><text:span text:style-name="T51_9">;</text:span></text:p>
      <text:p text:style-name="P52"><text:span text:style-name="T52_1"><text:s text:c="7"/></text:span><text:span text:style-name="T52_2">left</text:span><text:span text:style-name="T52_3">2</text:span><text:span text:style-name="T52_4">.</text:span><text:span text:style-name="T52_5">setPower</text:span><text:span text:style-name="T52_6">(</text:span><text:span text:style-name="T52_7">0.0</text:span><text:span text:style-name="T52_8">)</text:span><text:span text:style-name="T52_9">;</text:span></text:p>
      <text:p text:style-name="P53"><text:span text:style-name="T53_1"><text:s text:c="7"/></text:span><text:span text:style-name="T53_2">right</text:span><text:span text:style-name="T53_3">1</text:span><text:span text:style-name="T53_4">.</text:span><text:span text:style-name="T53_5">setPower</text:span><text:span text:style-name="T53_6">(</text:span><text:span text:style-name="T53_7">0.0</text:span><text:span text:style-name="T53_8">)</text:span><text:span text:style-name="T53_9">;</text:span></text:p>
      <text:p text:style-name="P54"><text:span text:style-name="T54_1"><text:s text:c="7"/></text:span><text:span text:style-name="T54_2">right</text:span><text:span text:style-name="T54_3">2</text:span><text:span text:style-name="T54_4">.</text:span><text:span text:style-name="T54_5">setPower</text:span><text:span text:style-name="T54_6">(</text:span><text:span text:style-name="T54_7">0.0</text:span><text:span text:style-name="T54_8">)</text:span><text:span text:style-name="T54_9">;</text:span></text:p>
      <text:p text:style-name="P55"><text:span text:style-name="T55_1"><text:s text:c="7"/></text:span><text:span text:style-name="T55_2">sleep</text:span><text:span text:style-name="T55_3">(</text:span><text:span text:style-name="T55_4">400</text:span><text:span text:style-name="T55_5">)</text:span><text:span text:style-name="T55_6">;</text:span></text:p>
      <text:p text:style-name="P56"><text:span text:style-name="T56_1"><text:s text:c="7"/></text:span><text:span text:style-name="T56_2">waitOneFullHardwareCycle</text:span><text:span text:style-name="T56_3">()</text:span><text:span text:style-name="T56_4">;</text:span></text:p>
      <text:p text:style-name="P57"><text:span text:style-name="T57_1"><text:s text:c="7"/></text:span><text:span text:style-name="T57_2">midliftback</text:span><text:span text:style-name="T57_3">.</text:span><text:span text:style-name="T57_4">setPower</text:span><text:span text:style-name="T57_5">(</text:span><text:span text:style-name="T57_6">1.0</text:span><text:span text:style-name="T57_7">)</text:span><text:span text:style-name="T57_8">;</text:span></text:p>
      <text:p text:style-name="P58"><text:span text:style-name="T58_1"><text:s text:c="7"/></text:span><text:span text:style-name="T58_2">midliftfront</text:span><text:span text:style-name="T58_3">.</text:span><text:span text:style-name="T58_4">setPower</text:span><text:span text:style-name="T58_5">(</text:span><text:span text:style-name="T58_6">1.0</text:span><text:span text:style-name="T58_7">)</text:span><text:span text:style-name="T58_8">;</text:span></text:p>
      <text:p text:style-name="P59"><text:span text:style-name="T59_1"><text:s text:c="7"/></text:span><text:span text:style-name="T59_2">craw</text:span><text:span text:style-name="T59_3">.</text:span><text:span text:style-name="T59_4">setPosition</text:span><text:span text:style-name="T59_5">(</text:span><text:span text:style-name="T59_6">1.0</text:span><text:span text:style-name="T59_7">)</text:span><text:span text:style-name="T59_8">;</text:span></text:p>
      <text:p text:style-name="P60"><text:span text:style-name="T60_1"><text:s text:c="7"/></text:span><text:span text:style-name="T60_2">sleep</text:span><text:span text:style-name="T60_3">(</text:span><text:span text:style-name="T60_4">500</text:span><text:span text:style-name="T60_5">)</text:span><text:span text:style-name="T60_6">;</text:span></text:p>
      <text:p text:style-name="P61"><text:span text:style-name="T61_1"><text:s text:c="7"/></text:span><text:span text:style-name="T61_2">waitForNextHardwareCycle</text:span><text:span text:style-name="T61_3">()</text:span><text:span text:style-name="T61_4">;</text:span></text:p>
      <text:p text:style-name="P62"><text:span text:style-name="T62_1"><text:s text:c="7"/></text:span><text:span text:style-name="T62_2">midliftback</text:span><text:span text:style-name="T62_3">.</text:span><text:span text:style-name="T62_4">setPower</text:span><text:span text:style-name="T62_5">(</text:span><text:span text:style-name="T62_6">0.0</text:span><text:span text:style-name="T62_7">)</text:span><text:span text:style-name="T62_8">;</text:span></text:p>
      <text:p text:style-name="P63"><text:span text:style-name="T63_1"><text:s text:c="7"/></text:span><text:span text:style-name="T63_2">midliftfront</text:span><text:span text:style-name="T63_3">.</text:span><text:span text:style-name="T63_4">setPower</text:span><text:span text:style-name="T63_5">(</text:span><text:span text:style-name="T63_6">0.0</text:span><text:span text:style-name="T63_7">)</text:span><text:span text:style-name="T63_8">;</text:span></text:p>
      <text:p text:style-name="P64"><text:span text:style-name="T64_1"><text:s text:c="7"/></text:span><text:span text:style-name="T64_2">craw</text:span><text:span text:style-name="T64_3">.</text:span><text:span text:style-name="T64_4">setPosition</text:span><text:span text:style-name="T64_5">(</text:span><text:span text:style-name="T64_6">0.0</text:span><text:span text:style-name="T64_7">)</text:span><text:span text:style-name="T64_8">;</text:span></text:p>
      <text:p text:style-name="P65"><text:span text:style-name="T65_1"><text:s text:c="7"/></text:span><text:span text:style-name="T65_2">waitForNextHardwareCycle</text:span><text:span text:style-name="T65_3">()</text:span><text:span text:style-name="T65_4">;</text:span></text:p>
      <text:p text:style-name="P66"><text:span text:style-name="T66_1"><text:s text:c="7"/></text:span><text:span text:style-name="T66_2">left</text:span><text:span text:style-name="T66_3">1</text:span><text:span text:style-name="T66_4">.</text:span><text:span text:style-name="T66_5">setPower</text:span><text:span text:style-name="T66_6">(-</text:span><text:span text:style-name="T66_7">1.0</text:span><text:span text:style-name="T66_8">)</text:span><text:span text:style-name="T66_9">;</text:span></text:p>
      <text:p text:style-name="P67"><text:span text:style-name="T67_1"><text:s text:c="7"/></text:span><text:span text:style-name="T67_2">left</text:span><text:span text:style-name="T67_3">2</text:span><text:span text:style-name="T67_4">.</text:span><text:span text:style-name="T67_5">setPower</text:span><text:span text:style-name="T67_6">(-</text:span><text:span text:style-name="T67_7">1.0</text:span><text:span text:style-name="T67_8">)</text:span><text:span text:style-name="T67_9">;</text:span></text:p>
      <text:p text:style-name="P68"><text:span text:style-name="T68_1"><text:s text:c="7"/></text:span><text:span text:style-name="T68_2">right</text:span><text:span text:style-name="T68_3">1</text:span><text:span text:style-name="T68_4">.</text:span><text:span text:style-name="T68_5">setPower</text:span><text:span text:style-name="T68_6">(-</text:span><text:span text:style-name="T68_7">1.0</text:span><text:span text:style-name="T68_8">)</text:span><text:span text:style-name="T68_9">;</text:span></text:p>
      <text:p text:style-name="P69"><text:span text:style-name="T69_1"><text:s text:c="7"/></text:span><text:span text:style-name="T69_2">right</text:span><text:span text:style-name="T69_3">2</text:span><text:span text:style-name="T69_4">.</text:span><text:span text:style-name="T69_5">setPower</text:span><text:span text:style-name="T69_6">(-</text:span><text:span text:style-name="T69_7">1.0</text:span><text:span text:style-name="T69_8">)</text:span><text:span text:style-name="T69_9">;</text:span></text:p>
      <text:p text:style-name="P70"><text:span text:style-name="T70_1"><text:s text:c="7"/></text:span><text:span text:style-name="T70_2">sleep</text:span><text:span text:style-name="T70_3">(</text:span><text:span text:style-name="T70_4">700</text:span><text:span text:style-name="T70_5">)</text:span><text:span text:style-name="T70_6">;</text:span></text:p>
      <text:p text:style-name="P71"><text:span text:style-name="T71_1"><text:s text:c="7"/></text:span><text:span text:style-name="T71_2">waitOneFullHardwareCycle</text:span><text:span text:style-name="T71_3">()</text:span><text:span text:style-name="T71_4">;</text:span></text:p>
      <text:p text:style-name="P72"><text:span text:style-name="T72_1"><text:s text:c="7"/></text:span><text:span text:style-name="T72_2">left</text:span><text:span text:style-name="T72_3">1</text:span><text:span text:style-name="T72_4">.</text:span><text:span text:style-name="T72_5">setPower</text:span><text:span text:style-name="T72_6">(</text:span><text:span text:style-name="T72_7">0.0</text:span><text:span text:style-name="T72_8">)</text:span><text:span text:style-name="T72_9">;</text:span></text:p>
      <text:p text:style-name="P73"><text:span text:style-name="T73_1"><text:s text:c="7"/></text:span><text:span text:style-name="T73_2">left</text:span><text:span text:style-name="T73_3">2</text:span><text:span text:style-name="T73_4">.</text:span><text:span text:style-name="T73_5">setPower</text:span><text:span text:style-name="T73_6">(</text:span><text:span text:style-name="T73_7">0.0</text:span><text:span text:style-name="T73_8">)</text:span><text:span text:style-name="T73_9">;</text:span></text:p>
      <text:p text:style-name="P74"><text:span text:style-name="T74_1"><text:s text:c="7"/></text:span><text:span text:style-name="T74_2">right</text:span><text:span text:style-name="T74_3">1</text:span><text:span text:style-name="T74_4">.</text:span><text:span text:style-name="T74_5">setPower</text:span><text:span text:style-name="T74_6">(</text:span><text:span text:style-name="T74_7">0.0</text:span><text:span text:style-name="T74_8">)</text:span><text:span text:style-name="T74_9">;</text:span></text:p>
      <text:p text:style-name="P75"><text:span text:style-name="T75_1"><text:s text:c="7"/></text:span><text:span text:style-name="T75_2">right</text:span><text:span text:style-name="T75_3">2</text:span><text:span text:style-name="T75_4">.</text:span><text:span text:style-name="T75_5">setPower</text:span><text:span text:style-name="T75_6">(</text:span><text:span text:style-name="T75_7">0.0</text:span><text:span text:style-name="T75_8">)</text:span><text:span text:style-name="T75_9">;</text:span></text:p>
      <text:p text:style-name="P76"><text:span text:style-name="T76_1"><text:s text:c="7"/></text:span><text:span text:style-name="T76_2">sleep</text:span><text:span text:style-name="T76_3">(</text:span><text:span text:style-name="T76_4">400</text:span><text:span text:style-name="T76_5">)</text:span><text:span text:style-name="T76_6">;</text:span></text:p>
      <text:p text:style-name="P77"><text:span text:style-name="T77_1"><text:s text:c="7"/></text:span><text:span text:style-name="T77_2">waitForNextHardwareCycle</text:span><text:span text:style-name="T77_3">()</text:span><text:span text:style-name="T77_4">;</text:span></text:p>
      <text:p text:style-name="P78"><text:span text:style-name="T78_1"><text:s text:c="7"/></text:span><text:span text:style-name="T78_2">left</text:span><text:span text:style-name="T78_3">1</text:span><text:span text:style-name="T78_4">.</text:span><text:span text:style-name="T78_5">setPower</text:span><text:span text:style-name="T78_6">(-</text:span><text:span text:style-name="T78_7">1.0</text:span><text:span text:style-name="T78_8">)</text:span><text:span text:style-name="T78_9">;</text:span></text:p>
      <text:p text:style-name="P79"><text:span text:style-name="T79_1"><text:s text:c="7"/></text:span><text:span text:style-name="T79_2">left</text:span><text:span text:style-name="T79_3">2</text:span><text:span text:style-name="T79_4">.</text:span><text:span text:style-name="T79_5">setPower</text:span><text:span text:style-name="T79_6">(-</text:span><text:span text:style-name="T79_7">1.0</text:span><text:span text:style-name="T79_8">)</text:span><text:span text:style-name="T79_9">;</text:span></text:p>
      <text:p text:style-name="P80"><text:span text:style-name="T80_1"><text:s text:c="7"/></text:span><text:span text:style-name="T80_2">right</text:span><text:span text:style-name="T80_3">1</text:span><text:span text:style-name="T80_4">.</text:span><text:span text:style-name="T80_5">setPower</text:span><text:span text:style-name="T80_6">(</text:span><text:span text:style-name="T80_7">0.0</text:span><text:span text:style-name="T80_8">)</text:span><text:span text:style-name="T80_9">;</text:span></text:p>
      <text:p text:style-name="P81"><text:span text:style-name="T81_1"><text:s text:c="7"/></text:span><text:span text:style-name="T81_2">right</text:span><text:span text:style-name="T81_3">2</text:span><text:span text:style-name="T81_4">.</text:span><text:span text:style-name="T81_5">setPower</text:span><text:span text:style-name="T81_6">(</text:span><text:span text:style-name="T81_7">0.0</text:span><text:span text:style-name="T81_8">)</text:span><text:span text:style-name="T81_9">;</text:span></text:p>
      <text:p text:style-name="P82"><text:span text:style-name="T82_1"><text:s text:c="7"/></text:span><text:span text:style-name="T82_2">sleep</text:span><text:span text:style-name="T82_3">(</text:span><text:span text:style-name="T82_4">10000</text:span><text:span text:style-name="T82_5">)</text:span><text:span text:style-name="T82_6">;</text:span></text:p>
      <text:p text:style-name="P83"><text:span text:style-name="T83_1"><text:s text:c="7"/></text:span><text:span text:style-name="T83_2">waitOneFullHardwareCycle</text:span><text:span text:style-name="T83_3">()</text:span><text:span text:style-name="T83_4">;</text:span></text:p>
      <text:p text:style-name="P84"><text:span text:style-name="T84_1"><text:s text:c="7"/></text:span><text:span text:style-name="T84_2">left</text:span><text:span text:style-name="T84_3">1</text:span><text:span text:style-name="T84_4">.</text:span><text:span text:style-name="T84_5">setPower</text:span><text:span text:style-name="T84_6">(</text:span><text:span text:style-name="T84_7">1.0</text:span><text:span text:style-name="T84_8">)</text:span><text:span text:style-name="T84_9">;</text:span></text:p>
      <text:p text:style-name="P85"><text:span text:style-name="T85_1"><text:s text:c="7"/></text:span><text:span text:style-name="T85_2">left</text:span><text:span text:style-name="T85_3">2</text:span><text:span text:style-name="T85_4">.</text:span><text:span text:style-name="T85_5">setPower</text:span><text:span text:style-name="T85_6">(</text:span><text:span text:style-name="T85_7">1.0</text:span><text:span text:style-name="T85_8">)</text:span><text:span text:style-name="T85_9">;</text:span></text:p>
      <text:p text:style-name="P86"><text:span text:style-name="T86_1"><text:s text:c="7"/></text:span><text:span text:style-name="T86_2">right</text:span><text:span text:style-name="T86_3">1</text:span><text:span text:style-name="T86_4">.</text:span><text:span text:style-name="T86_5">setPower</text:span><text:span text:style-name="T86_6">(</text:span><text:span text:style-name="T86_7">1.0</text:span><text:span text:style-name="T86_8">)</text:span><text:span text:style-name="T86_9">;</text:span></text:p>
      <text:p text:style-name="P87"><text:span text:style-name="T87_1"><text:s text:c="7"/></text:span><text:span text:style-name="T87_2">right</text:span><text:span text:style-name="T87_3">2</text:span><text:span text:style-name="T87_4">.</text:span><text:span text:style-name="T87_5">setPower</text:span><text:span text:style-name="T87_6">(</text:span><text:span text:style-name="T87_7">1.0</text:span><text:span text:style-name="T87_8">)</text:span><text:span text:style-name="T87_9">;</text:span></text:p>
      <text:p text:style-name="P88"><text:span text:style-name="T88_1"><text:s text:c="3"/></text:span><text:span text:style-name="T88_2">}}</text:span></text:p>
      <text:p text:style-name="P8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